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face style:name="Lato1" svg:font-family="Lato" style:font-pitch="variable"/>
    <style:font-face style:name="Lato2" svg:font-family="Lato" style:font-adornments="Norma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ato" officeooo:rsid="0019af02" officeooo:paragraph-rsid="0019af02"/>
    </style:style>
    <style:style style:name="P2" style:family="paragraph" style:parent-style-name="Standard">
      <style:paragraph-properties fo:text-align="start" style:justify-single-word="false"/>
      <style:text-properties style:font-name="Lato" officeooo:paragraph-rsid="001b98c0"/>
    </style:style>
    <style:style style:name="P3" style:family="paragraph" style:parent-style-name="Standard">
      <style:paragraph-properties fo:text-align="start" style:justify-single-word="false"/>
      <style:text-properties style:font-name="Lato" officeooo:paragraph-rsid="001c93fd"/>
    </style:style>
    <style:style style:name="P4" style:family="paragraph" style:parent-style-name="Standard">
      <style:paragraph-properties fo:text-align="start" style:justify-single-word="false"/>
      <style:text-properties style:font-name="Lato" officeooo:paragraph-rsid="001cde24"/>
    </style:style>
    <style:style style:name="P5" style:family="paragraph" style:parent-style-name="Standard">
      <style:paragraph-properties fo:text-align="start" style:justify-single-word="false"/>
      <style:text-properties style:font-name="Lato" officeooo:paragraph-rsid="0020e2fc"/>
    </style:style>
    <style:style style:name="P6" style:family="paragraph" style:parent-style-name="Standard">
      <style:paragraph-properties fo:text-align="start" style:justify-single-word="false"/>
      <style:text-properties style:font-name="Lato" officeooo:rsid="001b98c0" officeooo:paragraph-rsid="001b98c0"/>
    </style:style>
    <style:style style:name="P7" style:family="paragraph" style:parent-style-name="Standard">
      <style:paragraph-properties fo:text-align="start" style:justify-single-word="false"/>
      <style:text-properties style:font-name="Lato" officeooo:rsid="001cde24" officeooo:paragraph-rsid="001cde24" fo:background-color="transparent"/>
    </style:style>
    <style:style style:name="P8" style:family="paragraph" style:parent-style-name="Standard">
      <style:paragraph-properties fo:text-align="start" style:justify-single-word="false"/>
      <style:text-properties style:font-name="Lato" officeooo:rsid="001e2b27" officeooo:paragraph-rsid="001e2b27"/>
    </style:style>
    <style:style style:name="P9" style:family="paragraph" style:parent-style-name="Text_20_body">
      <style:text-properties style:font-name="Lato"/>
    </style:style>
    <style:style style:name="P10" style:family="paragraph" style:parent-style-name="Text_20_body">
      <loext:graphic-properties draw:fill-gradient-name="gradient" draw:fill-hatch-name="hatch"/>
      <style:paragraph-properties fo:margin-top="0cm" fo:margin-bottom="0cm" style:contextual-spacing="false"/>
      <style:text-properties style:font-name="Lato"/>
    </style:style>
    <style:style style:name="P11" style:family="paragraph" style:parent-style-name="Standard">
      <style:paragraph-properties fo:text-align="center" style:justify-single-word="false"/>
      <style:text-properties fo:color="#c9211e" loext:opacity="100%" style:font-name="Lato" style:text-underline-style="solid" style:text-underline-width="auto" style:text-underline-color="font-color" officeooo:rsid="0019af02" officeooo:paragraph-rsid="0019af02"/>
    </style:style>
    <style:style style:name="P12" style:family="paragraph" style:parent-style-name="Standard">
      <style:paragraph-properties fo:text-align="start" style:justify-single-word="false"/>
      <style:text-properties fo:color="#c9211e" loext:opacity="100%" style:font-name="Lato" style:text-underline-style="solid" style:text-underline-width="auto" style:text-underline-color="font-color" officeooo:rsid="0019af02" officeooo:paragraph-rsid="0019af02"/>
    </style:style>
    <style:style style:name="P13" style:family="paragraph" style:parent-style-name="Standard">
      <style:paragraph-properties fo:text-align="start" style:justify-single-word="false"/>
      <style:text-properties style:use-window-font-color="true" loext:opacity="0%" style:font-name="Lato" style:text-underline-style="solid" style:text-underline-width="auto" style:text-underline-color="font-color" officeooo:rsid="0019af02" officeooo:paragraph-rsid="0019af02"/>
    </style:style>
    <style:style style:name="P14" style:family="paragraph" style:parent-style-name="Text_20_body">
      <style:text-properties officeooo:paragraph-rsid="0021f0a9"/>
    </style:style>
    <style:style style:name="P15" style:family="paragraph" style:parent-style-name="Standard">
      <style:paragraph-properties fo:text-align="start" style:justify-single-word="false"/>
      <style:text-properties style:font-name="Lato" officeooo:rsid="001e2b27" officeooo:paragraph-rsid="001e2b27" fo:background-color="transparent"/>
    </style:style>
    <style:style style:name="P16" style:family="paragraph" style:parent-style-name="Standard">
      <style:text-properties style:font-name="Lato" officeooo:paragraph-rsid="0023aa2e"/>
    </style:style>
    <style:style style:name="T1" style:family="text">
      <style:text-properties officeooo:rsid="001a95f1"/>
    </style:style>
    <style:style style:name="T2" style:family="text">
      <style:text-properties style:use-window-font-color="true" loext:opacity="0%" style:text-underline-style="none" officeooo:rsid="001b98c0"/>
    </style:style>
    <style:style style:name="T3" style:family="text">
      <style:text-properties officeooo:rsid="001b98c0"/>
    </style:style>
    <style:style style:name="T4" style:family="text">
      <style:text-properties officeooo:rsid="001c93fd"/>
    </style:style>
    <style:style style:name="T5" style:family="text">
      <style:text-properties officeooo:rsid="001cde24"/>
    </style:style>
    <style:style style:name="T6" style:family="text">
      <style:text-properties fo:background-color="transparent" loext:char-shading-value="0"/>
    </style:style>
    <style:style style:name="T7" style:family="text">
      <style:text-properties officeooo:rsid="001cde24" fo:background-color="transparent" loext:char-shading-value="0"/>
    </style:style>
    <style:style style:name="T8" style:family="text">
      <style:text-properties officeooo:rsid="0020e2fc" fo:background-color="transparent" loext:char-shading-value="0"/>
    </style:style>
    <style:style style:name="T9" style:family="text">
      <style:text-properties style:font-name="Lato"/>
    </style:style>
    <style:style style:name="T10" style:family="text">
      <style:text-properties style:font-name="Lato" officeooo:rsid="0021f0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 Silveira</text:p>
      <text:p text:style-name="P1">Lucas</text:p>
      <text:p text:style-name="P11">Résumé</text:p>
      <text:p text:style-name="P11">Femme<text:span text:style-name="T1">s</text:span> et informatique</text:p>
      <text:p text:style-name="P12"/>
      <text:p text:style-name="P13"/>
      <text:p text:style-name="P13"/>
      <text:p text:style-name="P2"><text:span text:style-name="T2"><text:tab/>Dans les métiers du numérique, les hommes sont largement plus nombreux que les femmes. On pourrait croire qu’il en a toujours été ainsi. </text:span>D’ailleurs, cet état des lieux est ancré dans les mentalités. <text:span text:style-name="T3">Mais dans les débuts de l’informatique utilisé lors de la seconde guerre mondiale pour faire des calculs militaire et balistiques, c’était les femmes qui étaient embauchées car avant elle calculaient à la place des machines. À cette époque ce n’était pas considéré comme un travail important.</text:span></text:p>
      <text:p text:style-name="P6"/>
      <text:p text:style-name="P6">Durant ces années fondatrices, les femmes ont aussi été très présentes à un niveau opérationnel. De 1972 à 1985, la filière informatique était la deuxième filière comportant le plus de femmes ingénieures au sein des formations techniques.</text:p>
      <text:p text:style-name="P6"/>
      <text:p text:style-name="P3"><text:span text:style-name="T4">Dans les années 1980, une société américaine définit le profil psychologique « du bon programmeur ». Elle se base sur un échantillon d’hommes travaillant dans un environnement militaire, présentant comme caractéristiques majeures : une sociabilité moindre que la moyenne et des activités socialement connotées comme masculines.</text:span> On est loin des années 1940-50 où pour programmer l’on recrutait des personnes patientes, logiques, ayant beaucoup d’imagination, et pratiquant mots croisés, échecs ou tricot !</text:p>
      <text:p text:style-name="P3"><text:tab/></text:p>
      <text:p text:style-name="P4"><text:span text:style-name="T5">Ensuite les besoins en personnel informatique étant croissants, les salaires étaient élevés. Il était mal vu pour les codeuses de gagner autant, de plus il </text:span><text:span text:style-name="T7">était peu concevable qu’elles encadrent des équipes mixtes, la Grande-Bretagne a pris la décision de bloquer la carrière des programmeuses.</text:span></text:p>
      <text:p text:style-name="P7"/>
      <text:p text:style-name="P8"><text:span text:style-name="T7">L</text:span><text:span text:style-name="T6">es universités poussent les industries à parler de génie logiciel et d’ingénieur logiciel mais cela contribue à masculiniser la perception des formations informatiques.</text:span></text:p>
      <text:p text:style-name="P15"/>
      <text:p text:style-name="P5"><text:span text:style-name="T8">En 1965, aux États-Unis 30 % des métiers dans la programmation sont occupées par des femmes. En 1982, en France c’est 35 % d’occupation. Pour que l’informatique se diffuse dans la société, on intègre les ordinateurs dans la culture populaire mais dans des mises en scène qui mettent souvent les femmes de côté. Dans les familles, l’ordinateur n’entre pas de façon égalitaire, les garçons resteront longtemps privilégiés par rapport aux filles. La culture a </text:span>contribué, dans le grand public, à associer informatique et masculin.</text:p>
      <text:p text:style-name="P5"/>
      <text:p text:style-name="P14"><text:span text:style-name="T9">Les algorithmes ont aussi montré qu’ils reproduisaient les biais sexistes, renforçant la discrimination envers les filles dans l’accès aux formation</text:span><text:span text:style-name="T10">s</text:span><text:span text:style-name="T9"> numérique</text:span><text:span text:style-name="T10">s</text:span><text:span text:style-name="T9">. Tous ces facteurs font qu’en dix ans les femmes se sont progressivement retirées.</text:span></text:p>
      <text:p text:style-name="P14"/>
      <text:p text:style-name="P9"><text:soft-page-break/>L’étude des pays où l’on trouve une parité dans le domaine informatique :le manque de femmes dans le digital est un phénomène essentiellement occidental.</text:p>
      <text:p text:style-name="P10">Les actions de changement dans les deux universités se sont développées .</text:p>
      <text:p text:style-name="P10">Le NTNU a mis en place une stratégie d’inspiration différentialiste et le CMU <text:s/>a adopté une approche universaliste qui s’inscrit dans une perspective d’égalité des chances et tend à éliminer les a priori concernant les matières et les genres.</text:p>
      <text:p text:style-name="P10"/>
      <text:p text:style-name="P16">Ces actions montrent que les femmes ont toute leur place dans le domaine de l’informatique. Le très faible nombre de femmes dans les métiers du numérique présente deux enjeux majeurs : économique et sociéta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face style:name="Lato1" svg:font-family="Lato" style:font-pitch="variable"/>
    <style:font-face style:name="Lato2" svg:font-family="Lato" style:font-adornments="Norma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4:02:17.210782203</meta:creation-date>
    <meta:generator>LibreOffice/7.3.7.2$Linux_X86_64 LibreOffice_project/30$Build-2</meta:generator>
    <dc:date>2022-11-30T13:35:02.021547767</dc:date>
    <meta:editing-duration>PT59M24S</meta:editing-duration>
    <meta:editing-cycles>11</meta:editing-cycles>
    <meta:document-statistic meta:table-count="0" meta:image-count="0" meta:object-count="0" meta:page-count="2" meta:paragraph-count="16" meta:word-count="490" meta:character-count="3189" meta:non-whitespace-character-count="2711"/>
  </office:meta>
</office:document-meta>
</file>